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85cm"/>
    </style:style>
    <style:style style:name="co2" style:family="table-column">
      <style:table-column-properties fo:break-before="auto" style:column-width="6.807cm"/>
    </style:style>
    <style:style style:name="co3" style:family="table-column">
      <style:table-column-properties fo:break-before="auto" style:column-width="4.447cm"/>
    </style:style>
    <style:style style:name="co4" style:family="table-column">
      <style:table-column-properties fo:break-before="auto" style:column-width="1.48cm"/>
    </style:style>
    <style:style style:name="co5" style:family="table-column">
      <style:table-column-properties fo:break-before="auto" style:column-width="20.514cm"/>
    </style:style>
    <style:style style:name="co6" style:family="table-column">
      <style:table-column-properties fo:break-before="auto" style:column-width="1.77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padding="0.071cm"/>
    </style:style>
    <style:style style:name="ce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06" table:default-cell-style-name="Default"/>
        <table:table-row table:style-name="ro1">
          <table:table-cell office:value-type="string" calcext:value-type="string">
            <text:p>PCB reference</text:p>
          </table:table-cell>
          <table:table-cell office:value-type="string" calcext:value-type="string">
            <text:p>part description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link</text:p>
          </table:table-cell>
          <table:table-cell table:number-columns-repeated="1006"/>
        </table:table-row>
        <table:table-row table:style-name="ro1">
          <table:table-cell table:number-columns-repeated="1011"/>
        </table:table-row>
        <table:table-row table:style-name="ro1">
          <table:table-cell office:value-type="string" calcext:value-type="string">
            <text:p>C1-C7, C13-C18</text:p>
          </table:table-cell>
          <table:table-cell office:value-type="string" calcext:value-type="string">
            <text:p>10 nF ceramic capacitor, 0603 package</text:p>
          </table:table-cell>
          <table:table-cell office:value-type="string" calcext:value-type="string">
            <text:p>CL10B103KA8NFN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www.digikey.ca/en/products/detail/samsung-electro-mechanics/CL10B103KA8NFNC/3887577" xlink:type="simple">https://www.digikey.ca/en/products/detail/samsung-electro-mechanics/CL10B103KA8NFNC/3887577</text:a>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8-C10, C12</text:p>
          </table:table-cell>
          <table:table-cell office:value-type="string" calcext:value-type="string">
            <text:p>100 nF ceramic capacitor, 0603 package</text:p>
          </table:table-cell>
          <table:table-cell office:value-type="string" calcext:value-type="string">
            <text:p>CL10F104ZO8NNN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digikey.ca/product-detail/en/samsung-electro-mechanics/CL10F104ZO8NNNC/1276-1258-1-ND/3889344" xlink:type="simple">https://www.digikey.ca/product-detail/en/samsung-electro-mechanics/CL10F104ZO8NNNC/1276-1258-1-ND/3889344</text:a>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47 uF capacitor</text:p>
          </table:table-cell>
          <table:table-cell table:style-name="ce2" office:value-type="float" office:value="865080140004" calcext:value-type="float">
            <text:p>86508014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a/product-detail/en/wurth-electronics-inc/865080140004/732-8469-1-ND/5728426" xlink:type="simple">https://www.digikey.ca/product-detail/en/wurth-electronics-inc/865080140004/732-8469-1-ND/5728426</text:a>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32K x 8-bit SRAM</text:p>
          </table:table-cell>
          <table:table-cell table:style-name="ce3" office:value-type="string" calcext:value-type="string">
            <text:p>IS62C256AL-45T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a/product-detail/en/issi-integrated-silicon-solution-inc/IS62C256AL-45TLI/706-1109-ND/1557488" xlink:type="simple">https://www.digikey.ca/product-detail/en/issi-integrated-silicon-solution-inc/IS62C256AL-45TLI/706-1109-ND/1557488</text:a>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C3</text:p>
          </table:table-cell>
          <table:table-cell office:value-type="string" calcext:value-type="string">
            <text:p>ATTINY13A-P</text:p>
          </table:table-cell>
          <table:table-cell office:value-type="string" calcext:value-type="string">
            <text:p>ATTINY13A-S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a/product-detail/en/microchip-technology/ATTINY13A-SSH/ATTINY13A-SSH-ND/1995468" xlink:type="simple">https://www.digikey.ca/product-detail/en/microchip-technology/ATTINY13A-SSH/ATTINY13A-SSH-ND/1995468</text:a>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quad 2-input NAND gate</text:p>
          </table:table-cell>
          <table:table-cell office:value-type="string" calcext:value-type="string">
            <text:p>74HCT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a/product-detail/en/texas-instruments/SN74HCT00PWR/296-8378-1-ND/376720" xlink:type="simple">https://www.digikey.ca/product-detail/en/texas-instruments/SN74HCT00PWR/296-8378-1-ND/376720</text:a>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512K x 8-bit flash</text:p>
          </table:table-cell>
          <table:table-cell office:value-type="string" calcext:value-type="string">
            <text:p>SST39SF040-70-4C-W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a/product-detail/en/microchip-technology/SST39SF040-70-4C-WHE/SST39SF040-70-4C-WHE-ND/2297836" xlink:type="simple">https://www.digikey.ca/product-detail/en/microchip-technology/SST39SF040-70-4C-WHE/SST39SF040-70-4C-WHE-ND/2297836</text:a>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<text:a xlink:href="https://www.aliexpress.com/item/1005002329031941.html" xlink:type="simple">https://www.aliexpress.com/item/1005002329031941.html</text:a>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triple 2-input multiplexer</text:p>
          </table:table-cell>
          <table:table-cell office:value-type="string" calcext:value-type="string">
            <text:p>74HCT40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a/product-detail/en/nexperia-usa-inc/74HCT4053PW118/1727-4019-1-ND/1944297" xlink:type="simple">https://www.digikey.ca/product-detail/en/nexperia-usa-inc/74HCT4053PW118/1727-4019-1-ND/1944297</text:a>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4, U6, U9</text:p>
          </table:table-cell>
          <table:table-cell office:value-type="string" calcext:value-type="string">
            <text:p>8-bit register, tristate outputs</text:p>
          </table:table-cell>
          <table:table-cell office:value-type="string" calcext:value-type="string">
            <text:p>74HCT5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digikey.ca/product-detail/en/nexperia-usa-inc/74HCT574PW118/1727-1530-1-ND/4581031" xlink:type="simple">https://www.digikey.ca/product-detail/en/nexperia-usa-inc/74HCT574PW118/1727-1530-1-ND/4581031</text:a>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5, U8</text:p>
          </table:table-cell>
          <table:table-cell office:value-type="string" calcext:value-type="string">
            <text:p>8-bit counter + output register</text:p>
          </table:table-cell>
          <table:table-cell office:value-type="string" calcext:value-type="string">
            <text:p>74HC5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digikey.ca/product-detail/en/nexperia-usa-inc/74HC590PW118/1727-6614-1-ND/2813814" xlink:type="simple">https://www.digikey.ca/product-detail/en/nexperia-usa-inc/74HC590PW118/1727-6614-1-ND/2813814</text:a>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dual 2-line to 4-line decoder/demultiplexer</text:p>
          </table:table-cell>
          <table:table-cell office:value-type="string" calcext:value-type="string">
            <text:p>74HCT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a/product-detail/en/nexperia-usa-inc/74HCT139PW118/1727-6621-1-ND/2813822" xlink:type="simple">https://www.digikey.ca/product-detail/en/nexperia-usa-inc/74HCT139PW118/1727-6621-1-ND/2813822</text:a>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8-bit tranceiver</text:p>
          </table:table-cell>
          <table:table-cell office:value-type="string" calcext:value-type="string">
            <text:p>74HCT2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a/product-detail/en/nexperia-usa-inc/74HCT245PW118/1727-6353-1-ND/2762864" xlink:type="simple">https://www.digikey.ca/product-detail/en/nexperia-usa-inc/74HCT245PW118/1727-6353-1-ND/2762864</text:a>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single D-type flip-flop</text:p>
          </table:table-cell>
          <table:table-cell office:value-type="string" calcext:value-type="string">
            <text:p>74AHCT1G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a/product-detail/en/nexperia-usa-inc/74AHCT1G79GW125/1727-6026-1-ND/2753862" xlink:type="simple">https://www.digikey.ca/product-detail/en/nexperia-usa-inc/74AHCT1G79GW125/1727-6026-1-ND/2753862</text:a>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13, U17</text:p>
          </table:table-cell>
          <table:table-cell office:value-type="string" calcext:value-type="string">
            <text:p>quad 2-input multiplexer</text:p>
          </table:table-cell>
          <table:table-cell office:value-type="string" calcext:value-type="string">
            <text:p>74HC(T)1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digikey.ca/product-detail/en/on-semiconductor/MC74HC157ADTR2G/MC74HC157ADTR2GOSCT-ND/3487352" xlink:type="simple">https://www.digikey.ca/product-detail/en/on-semiconductor/MC74HC157ADTR2G/MC74HC157ADTR2GOSCT-ND/3487352</text:a>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quad 2-input NOR gate</text:p>
          </table:table-cell>
          <table:table-cell office:value-type="string" calcext:value-type="string">
            <text:p>74HCT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om/en/products/detail/texas-instruments/SN74HCT02PWR/1571412" xlink:type="simple">https://www.digikey.com/en/products/detail/texas-instruments/SN74HCT02PWR/1571412</text:a>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8-bit register + clock enable</text:p>
          </table:table-cell>
          <table:table-cell office:value-type="string" calcext:value-type="string">
            <text:p>74HC(T)3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a/product-detail/en/nexperia-usa-inc/74HC377PW118/1727-4297-1-ND/2209914" xlink:type="simple">https://www.digikey.ca/product-detail/en/nexperia-usa-inc/74HC377PW118/1727-4297-1-ND/2209914</text:a>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16</text:p>
          </table:table-cell>
          <table:table-cell office:value-type="string" calcext:value-type="string">
            <text:p>512K x 8-bit SRAM</text:p>
          </table:table-cell>
          <table:table-cell office:value-type="string" calcext:value-type="string">
            <text:p>AS6C4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om/en/products/detail/alliance-memory-inc/AS6C4008-55STIN/4234588" xlink:type="simple">https://www.digikey.com/en/products/detail/alliance-memory-inc/AS6C4008-55STIN/4234588</text:a></text:p>
          </table:table-cell>
          <table:table-cell table:number-columns-repeated="1006"/>
        </table:table-row>
        <table:table-row table:style-name="ro1">
          <table:table-cell table:number-columns-repeated="1011"/>
        </table:table-row>
        <table:table-row table:style-name="ro1">
          <table:table-cell office:value-type="string" calcext:value-type="string">
            <text:p>Please note that the HCT parts can be swapped with cheaper HC types where applicable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so note that DIGIKEY is the easiest and quickest source listed for these parts, but serious deals can be had sourcing some of these parts on eBay and Aliexpres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hen sourcing with Aliexpress and eBay, beware of fake chips: always look for the OEM logo on the chip package in high-quality print and compare with a genuine part, and look at any customer feedback the supplier has received for these parts or similar. <text:s/>If the price seems too good to be true, it’s probably a fake.</text:p>
          </table:table-cell>
          <table:table-cell table:number-columns-repeated="1010"/>
        </table:table-row>
        <table:table-row table:style-name="ro1" table:number-rows-repeated="1048551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Sheet2" table:style-name="ta2">
        <table:table-column table:style-name="co6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3">
        <table:table-column table:style-name="co6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$</number:text>
      <number:number number:decimal-places="0" loext:min-decimal-places="0" number:min-integer-digits="1" number:grouping="true"/>
    </number:number-style>
    <number:number-style style:name="N110">
      <number:text>-$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/>
    </number:number-style>
    <number:number-style style:name="N11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/>
    </number:number-style>
    <number:number-style style:name="N113">
      <number:text>-$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0P0" style:volatile="true">
      <number:number number:decimal-places="0" loext:min-decimal-places="0" number:min-integer-digits="0">
        <number:embedded-text number:position="4">-</number:embedded-text>
      </number:number>
    </number:number-style>
    <number:number-style style:name="N140">
      <number:number number:decimal-places="0" loext:min-decimal-places="0" number:min-integer-digits="0">
        <number:embedded-text number:position="7">-</number:embedded-text>
        <number:embedded-text number:position="4">-</number:embedded-text>
      </number:number>
      <style:map style:condition="value()&lt;=9999999" style:apply-style-name="N140P0"/>
    </number:number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time-style style:name="N2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3">0000-00-00</text:date>, <text:time style:data-style-name="N2" text:time-value="10:57:19.1414499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</meta:initial-creator>
    <meta:creation-date>2018-10-31T03:53:47</meta:creation-date>
    <dc:date>2023-04-13T11:03:02.829906522</dc:date>
    <meta:editing-duration>PT48M47S</meta:editing-duration>
    <meta:editing-cycles>6</meta:editing-cycles>
    <meta:generator>LibreOffice/6.4.7.2$Linux_X86_64 LibreOffice_project/40$Build-2</meta:generator>
    <meta:document-statistic meta:table-count="3" meta:cell-count="94" meta:object-count="0"/>
  </office:meta>
</office:document-meta>
</file>